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anResult.toJpaManage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istenceManagedTypesScanner.PersistenceManagedTypesScann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istenceManagedTypesScanner.scan( String ... packagesToSc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istenceManagedTypesScanner.scanPackage( String pkg , ScanResult scanResul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ersistenceManagedTypesScanner.matchesFilter( MetadataReader reader , MetadataReaderFactory reader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